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Courier New" svg:font-family="'Courier New'" style:font-family-generic="modern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Calibri" svg:font-family="Calibri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7c381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7c381" style:font-size-complex="14pt"/>
    </style:style>
    <style:style style:name="P3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1f1e98" officeooo:paragraph-rsid="001f1e98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5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17c381" style:font-name-asian="Times New Roman1" style:font-weight-asian="bold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7c381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7c381" style:font-name-asian="Times New Roman1" style:font-size-asian="12pt" style:font-weight-asian="bold" style:font-size-complex="12pt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17c381"/>
    </style:style>
    <style:style style:name="P12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7c381" style:font-name-asian="Times New Roman1" style:font-size-complex="14pt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7c381" style:font-name-asian="Times New Roman1" style:font-size-complex="14pt"/>
    </style:style>
    <style:style style:name="P14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1b0ffd" fo:background-color="#fdfefe" style:font-size-complex="14pt"/>
    </style:style>
    <style:style style:name="P15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7c381" style:font-size-complex="14pt"/>
    </style:style>
    <style:style style:name="P16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17c381" style:font-size-asian="12pt" style:font-size-complex="12pt"/>
    </style:style>
    <style:style style:name="P17" style:family="paragraph" style:parent-style-name="Heading_20_1">
      <style:text-properties style:font-name="Times New Roman" fo:font-size="14pt" fo:language="uk" fo:country="UA" fo:font-weight="bold" officeooo:rsid="00608c48" officeooo:paragraph-rsid="006773a7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18" style:family="paragraph" style:parent-style-name="Text_20_body">
      <style:text-properties officeooo:paragraph-rsid="00678227"/>
    </style:style>
    <style:style style:name="P19" style:family="paragraph" style:parent-style-name="Text_20_body">
      <style:text-properties fo:font-weight="bold" officeooo:paragraph-rsid="005f9d94" style:font-weight-asian="bold" style:font-size-complex="14pt" style:font-weight-complex="bold"/>
    </style:style>
    <style:style style:name="P20" style:family="paragraph" style:parent-style-name="Text_20_body">
      <style:paragraph-properties fo:break-before="page"/>
    </style:style>
    <style:style style:name="P21" style:family="paragraph" style:parent-style-name="Текст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Times New Roman" fo:font-size="12pt" fo:language="uk" fo:country="UA" officeooo:paragraph-rsid="0075fb5d" style:font-size-asian="12pt" style:font-name-complex="Times New Roman" style:font-size-complex="12pt"/>
    </style:style>
    <style:style style:name="P22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7c381" style:font-name-asian="Times New Roman1" style:font-size-complex="14pt"/>
    </style:style>
    <style:style style:name="P23" style:family="paragraph" style:parent-style-name="Text_20_body" style:list-style-name="L1"/>
    <style:style style:name="P24" style:family="paragraph" style:parent-style-name="Text_20_body" style:list-style-name="L1">
      <style:text-properties fo:language="uk" fo:country="UA"/>
    </style:style>
    <style:style style:name="P25" style:family="paragraph" style:parent-style-name="Text_20_body" style:list-style-name="L2">
      <style:text-properties fo:language="uk" fo:country="UA"/>
    </style:style>
    <style:style style:name="P26" style:family="paragraph" style:parent-style-name="Text_20_body" style:list-style-name="L2">
      <style:text-properties style:font-name="Times New Roman" fo:font-size="12pt" fo:language="uk" fo:country="UA" fo:font-weight="normal" officeooo:rsid="00764b3e" officeooo:paragraph-rsid="00764b3e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7" style:family="paragraph" style:parent-style-name="Text_20_body">
      <style:text-properties officeooo:rsid="0069d190" officeooo:paragraph-rsid="0079bf58"/>
    </style:style>
    <style:style style:name="P28" style:family="paragraph" style:parent-style-name="Text_20_body">
      <style:text-properties officeooo:rsid="0079bf58" officeooo:paragraph-rsid="0079bf58"/>
    </style:style>
    <style:style style:name="T1" style:family="text">
      <style:text-properties fo:language="uk" fo:country="UA"/>
    </style:style>
    <style:style style:name="T2" style:family="text">
      <style:text-properties fo:language="uk" fo:country="UA" style:font-size-complex="14pt"/>
    </style:style>
    <style:style style:name="T3" style:family="text">
      <style:text-properties fo:language="uk" fo:country="UA" officeooo:rsid="00752f12" style:font-size-complex="14pt"/>
    </style:style>
    <style:style style:name="T4" style:family="text">
      <style:text-properties fo:language="uk" fo:country="UA" fo:font-weight="bold" style:font-name-asian="Times New Roman1" style:font-weight-asian="bold" style:font-size-complex="14pt"/>
    </style:style>
    <style:style style:name="T5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6" style:family="text">
      <style:text-properties fo:language="uk" fo:country="UA" fo:font-weight="bold" fo:background-color="#ffffff" loext:char-shading-value="0" style:font-weight-asian="bold"/>
    </style:style>
    <style:style style:name="T7" style:family="text">
      <style:text-properties fo:language="uk" fo:country="UA" fo:font-weight="bold" officeooo:rsid="00752f12" fo:background-color="#ffffff" loext:char-shading-value="0" style:font-name-asian="Calibri" style:font-weight-asian="bold" style:font-name-complex="Times New Roman1" style:font-size-complex="14pt" style:font-weight-complex="bold"/>
    </style:style>
    <style:style style:name="T8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9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10" style:family="text">
      <style:text-properties fo:language="uk" fo:country="UA" officeooo:rsid="00743594"/>
    </style:style>
    <style:style style:name="T11" style:family="text">
      <style:text-properties fo:language="uk" fo:country="UA" officeooo:rsid="0079bf58"/>
    </style:style>
    <style:style style:name="T12" style:family="text">
      <style:text-properties fo:font-weight="bold" style:font-name-asian="Times New Roman1" style:font-weight-asian="bold" style:font-size-complex="14pt"/>
    </style:style>
    <style:style style:name="T13" style:family="text">
      <style:text-properties fo:font-weight="bold" officeooo:rsid="006462d6" style:font-name-asian="Times New Roman1" style:font-weight-asian="bold" style:font-size-complex="14pt"/>
    </style:style>
    <style:style style:name="T14" style:family="text">
      <style:text-properties fo:font-weight="bold" style:font-weight-asian="bold" style:font-size-complex="14pt" style:font-weight-complex="bold"/>
    </style:style>
    <style:style style:name="T15" style:family="text">
      <style:text-properties fo:font-weight="bold" officeooo:rsid="001d1fd5" style:font-weight-asian="bold" style:font-size-complex="14pt" style:font-weight-complex="bold"/>
    </style:style>
    <style:style style:name="T16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7" style:family="text">
      <style:text-properties officeooo:rsid="0012bbd1"/>
    </style:style>
    <style:style style:name="T18" style:family="text">
      <style:text-properties fo:font-weight="normal" style:font-weight-asian="normal" style:font-size-complex="14pt" style:font-weight-complex="normal"/>
    </style:style>
    <style:style style:name="T19" style:family="text">
      <style:text-properties fo:font-weight="normal" officeooo:rsid="001f1e98" style:font-weight-asian="normal" style:font-size-complex="14pt" style:font-weight-complex="normal"/>
    </style:style>
    <style:style style:name="T20" style:family="text">
      <style:text-properties fo:font-weight="normal" officeooo:rsid="0021baa0" style:font-weight-asian="normal" style:font-size-complex="14pt" style:font-weight-complex="normal"/>
    </style:style>
    <style:style style:name="T21" style:family="text">
      <style:text-properties style:text-underline-style="solid" style:text-underline-width="auto" style:text-underline-color="font-color" fo:font-weight="normal" style:font-weight-asian="normal" style:font-size-complex="14pt" style:font-weight-complex="normal"/>
    </style:style>
    <style:style style:name="T22" style:family="text">
      <style:text-properties officeooo:rsid="00691479"/>
    </style:style>
    <style:style style:name="T23" style:family="text">
      <style:text-properties officeooo:rsid="00743594"/>
    </style:style>
    <style:style style:name="T24" style:family="text">
      <style:text-properties officeooo:rsid="0075fb5d"/>
    </style:style>
    <style:style style:name="T25" style:family="text">
      <style:text-properties officeooo:rsid="00772663"/>
    </style:style>
    <style:style style:name="T26" style:family="text">
      <style:text-properties officeooo:rsid="00779abd"/>
    </style:style>
    <style:style style:name="T27" style:family="text">
      <style:text-properties officeooo:rsid="0078e503"/>
    </style:style>
    <style:style style:name="T28" style:family="text">
      <style:text-properties officeooo:rsid="00795c29"/>
    </style:style>
    <style:style style:name="T29" style:family="text">
      <style:text-properties officeooo:rsid="0079bf58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799in" draw:visible-area-height="1.9799i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━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22">МІНІСТЕРСТВО ОСВІТИ І НАУКИ УКРАЇНИ</text:p>
      <text:p text:style-name="P4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5">Дніпровський національний університет<text:line-break/>залізничного транспорту імені академіка В. Лазаряна</text:p>
      <text:p text:style-name="P6"/>
      <text:p text:style-name="P7">Кафедра «Комп'ютерні інформаційні технології»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pan text:style-name="T12">Лабораторна робота №</text:span><text:span text:style-name="T13">3</text:span></text:p>
      <text:p text:style-name="P11"><text:span text:style-name="T12"><text:line-break/></text:span><text:span text:style-name="T4">з дисципліни «</text:span><text:span text:style-name="T5">Конструювання програмного забезпечення</text:span><text:span text:style-name="T16">»</text:span></text:p>
      <text:p text:style-name="P10"/>
      <text:p text:style-name="P16"><text:span text:style-name="T6">на тему: </text:span><text:span text:style-name="T8">«Вивчення методів створення баз даних в системі Пролог»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7">Виконав:</text:p>
      <text:p text:style-name="P13">студент гр.ПЗ1911 </text:p>
      <text:p text:style-name="P13">Сафонов Д.Є.</text:p>
      <text:p text:style-name="P13">Прийня<text:span text:style-name="T17">в</text:span>: </text:p>
      <text:p text:style-name="P14">Іванов О.П.</text:p>
      <text:p text:style-name="P15"/>
      <text:p text:style-name="P15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2">Дніпро, 202</text:span><text:span text:style-name="T3">1</text:span></text:p>
      <text:p text:style-name="P20"><text:span text:style-name="T7">Тема. </text:span><text:span text:style-name="T9">Вивчення методів створення баз даних в системі Пролог.</text:span></text:p>
      <text:p text:style-name="P19">Завдання.</text:p>
      <text:p text:style-name="P27"><text:span text:style-name="T21">Варіант 5</text:span><text:span text:style-name="T18">.</text:span></text:p>
      <text:p text:style-name="P28"><text:span text:style-name="T18">Університет:</text:span></text:p>
      <text:list xml:id="list3491596440" text:style-name="L1">
        <text:list-item>
          <text:p text:style-name="P24">ректор</text:p>
        </text:list-item>
        <text:list-item>
          <text:p text:style-name="P24">проректор</text:p>
        </text:list-item>
        <text:list-item>
          <text:p text:style-name="P24">факультет</text:p>
          <text:list>
            <text:list-item>
              <text:p text:style-name="P23"><text:span text:style-name="T1">кафедра</text:span><text:span text:style-name="T11">(гуманітарна/технічна/спеціальна)</text:span></text:p>
              <text:list>
                <text:list-item>
                  <text:p text:style-name="P23"><text:span text:style-name="T1">лаборатор</text:span><text:span text:style-name="T10">і</text:span><text:span text:style-name="T1">я</text:span></text:p>
                </text:list-item>
              </text:list>
            </text:list-item>
          </text:list>
        </text:list-item>
      </text:list>
      <text:p text:style-name="P21">Програма керування динамічн<text:span text:style-name="T24">ими</text:span> базами даних повинна мати такі функції:</text:p>
      <text:list xml:id="list256637532" text:style-name="L2">
        <text:list-item>
          <text:p text:style-name="P26">зчитування динамічних даних з файлу</text:p>
        </text:list-item>
        <text:list-item>
          <text:p text:style-name="P25">збереження динамічної бази даних у файлі</text:p>
        </text:list-item>
        <text:list-item>
          <text:p text:style-name="P25">перегля<text:span text:style-name="T25">дання </text:span>баз<text:span text:style-name="T25">и</text:span> даних</text:p>
        </text:list-item>
        <text:list-item>
          <text:p text:style-name="P25">поповнення динамічної бази даних</text:p>
        </text:list-item>
        <text:list-item>
          <text:p text:style-name="P25">видал<text:span text:style-name="T26">ення</text:span> вказан<text:span text:style-name="T26">ого</text:span> запис<text:span text:style-name="T26">у</text:span> <text:span text:style-name="T26">з</text:span> бази даних</text:p>
        </text:list-item>
        <text:list-item>
          <text:p text:style-name="P25">виб<text:span text:style-name="T27">ірка</text:span> деяк<text:span text:style-name="T27">их</text:span> запис<text:span text:style-name="T27">ів</text:span> за заданою умовою</text:p>
        </text:list-item>
      </text:list>
      <text:p text:style-name="Text_20_body"><text:span text:style-name="T15">Текст програми. </text:span><text:a xlink:type="simple" xlink:href="https://github.com/dazzlemon/diit_121-ipz_y3_kpz/blob/main/1/src/main.pl" text:style-name="Internet_20_link" text:visited-style-name="Visited_20_Internet_20_Link"><text:span text:style-name="T20">g</text:span></text:a><text:a xlink:type="simple" xlink:href="https://github.com/dazzlemon/diit_121-ipz_y3_kpz/blob/main/2/src/main.pl" text:style-name="Internet_20_link" text:visited-style-name="Visited_20_Internet_20_Link"><text:span text:style-name="T19">ithub</text:span></text:a></text:p>
      <text:p text:style-name="P3"/>
      <text:h text:style-name="P17" text:outline-level="1">Опис реляційних зв'язків, прийнятих для бази даних</text:h>
      <text:h text:style-name="P17" text:outline-level="1">Аналіз результатів і висновки</text:h>
      <text:p text:style-name="P18">Опис сутностей</text:p>
      <text:p text:style-name="P18"><text:span text:style-name="T22">О</text:span>пис зв'язків між с<text:span text:style-name="T22">утностями</text:span></text:p>
      <text:p text:style-name="P18">Способи контролю логічного ви<text:span text:style-name="T22">воду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Courier New" svg:font-family="'Courier New'" style:font-family-generic="modern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Calibri" svg:font-family="Calibri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style:contextual-spacing="true" fo:line-height="100%" fo:text-align="justify" style:justify-single-word="false" fo:hyphenation-ladder-count="no-limit" fo:text-indent="0in" style:auto-text-indent="false" style:text-autospace="none"/>
      <style:text-properties style:font-name="Times New Roman" fo:font-family="'Times New Roman'" style:font-family-generic="roman" style:font-pitch="variable" fo:font-size="12pt" fo:language="uk" fo:country="UA" fo:font-weight="normal" officeooo:rsid="004d2852" fo:background-color="#ffffff" style:font-name-asian="Calibri" style:font-family-asian="Calibri" style:font-family-generic-asian="system" style:font-pitch-asian="variable" style:font-size-asian="10.5pt" style:font-weight-asian="normal" style:font-name-complex="Times New Roman1" style:font-family-complex="'Times New Roman'" style:font-family-generic-complex="system" style:font-pitch-complex="variable" style:font-size-complex="12pt" style:font-weight-complex="normal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left="0in" fo:margin-right="0in" fo:margin-top="0.1201in" fo:margin-bottom="0in" style:contextual-spacing="false" fo:text-align="center" style:justify-single-word="false" fo:hyphenation-ladder-count="no-limit" fo:text-indent="0in" style:auto-text-indent="false" style:text-autospace="none"/>
      <style:text-properties style:font-name="Times New Roman" fo:font-family="'Times New Roman'" style:font-family-generic="roman" style:font-pitch="variable" fo:font-size="14pt" fo:language="uk" fo:country="UA" fo:font-weight="bold" officeooo:rsid="002e1b03" fo:background-color="#ffffff" style:font-name-asian="Calibri" style:font-family-asian="Calibri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 fo:hyphenate="fals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Рисунок" style:family="paragraph" style:parent-style-name="Caption"/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6:42:08.125930015</meta:creation-date>
    <dc:date>2021-09-26T19:47:17.432782036</dc:date>
    <meta:editing-duration>PT2H57M41S</meta:editing-duration>
    <meta:editing-cycles>96</meta:editing-cycles>
    <meta:generator>LibreOffice/7.1.6.2.0$Linux_X86_64 LibreOffice_project/10$Build-2</meta:generator>
    <meta:document-statistic meta:table-count="0" meta:image-count="0" meta:object-count="1" meta:page-count="2" meta:paragraph-count="36" meta:word-count="138" meta:character-count="1011" meta:non-whitespace-character-count="914"/>
  </office:meta>
</office:document-meta>
</file>